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 style:parent-style-name="Normal" style:family="paragraph">
      <style:text-properties fo:font-weight="bold" style:font-weight-asian="bold" fo:font-size="14pt" style:font-size-asian="14pt" style:font-size-complex="14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ListParagraph" style:list-style-name="LFO1" style:family="paragraph">
      <style:text-properties fo:font-size="12pt" style:font-size-asian="12pt" style:font-size-complex="12pt"/>
    </style:style>
    <style:style style:name="P12" style:parent-style-name="ListParagraph" style:list-style-name="LFO1" style:family="paragraph">
      <style:text-properties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ListParagraph" style:list-style-name="LFO1" style:family="paragraph">
      <style:text-properties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Normal" style:family="paragraph">
      <style:text-properties fo:font-weight="bold" style:font-weight-asian="bold" fo:font-size="14pt" style:font-size-asian="14pt" style:font-size-complex="14pt"/>
    </style:style>
    <style:style style:name="P17" style:parent-style-name="ListParagraph" style:list-style-name="LFO2" style:family="paragraph">
      <style:text-properties fo:font-size="12pt" style:font-size-asian="12pt" style:font-size-complex="12pt"/>
    </style:style>
    <style:style style:name="P18" style:parent-style-name="ListParagraph" style:list-style-name="LFO2" style:family="paragraph">
      <style:text-properties fo:font-size="12pt" style:font-size-asian="12pt" style:font-size-complex="12pt"/>
    </style:style>
    <style:style style:name="P19" style:parent-style-name="ListParagraph" style:list-style-name="LFO2" style:family="paragraph">
      <style:text-properties fo:font-size="12pt" style:font-size-asian="12pt" style:font-size-complex="12pt"/>
    </style:style>
    <style:style style:name="P20" style:parent-style-name="ListParagraph" style:list-style-name="LFO2" style:family="paragraph">
      <style:text-properties fo:font-size="12pt" style:font-size-asian="12pt" style:font-size-complex="12pt"/>
    </style:style>
    <style:style style:name="P21" style:parent-style-name="ListParagraph" style:list-style-name="LFO2" style:family="paragraph">
      <style:text-properties fo:font-size="12pt" style:font-size-asian="12pt" style:font-size-complex="12pt"/>
    </style:style>
    <style:style style:name="P22" style:parent-style-name="ListParagraph" style:list-style-name="LFO2" style:family="paragraph">
      <style:text-properties fo:font-size="12pt" style:font-size-asian="12pt" style:font-size-complex="12pt"/>
    </style:style>
    <style:style style:name="P23" style:parent-style-name="ListParagraph" style:list-style-name="LFO2" style:family="paragraph">
      <style:text-properties fo:font-size="12pt" style:font-size-asian="12pt" style:font-size-complex="12pt"/>
    </style:style>
    <style:style style:name="P24" style:parent-style-name="ListParagraph" style:list-style-name="LFO2" style:family="paragraph">
      <style:text-properties fo:font-size="12pt" style:font-size-asian="12pt" style:font-size-complex="12pt"/>
    </style:style>
    <style:style style:name="P25" style:parent-style-name="ListParagraph" style:list-style-name="LFO2" style:family="paragraph">
      <style:text-properties fo:font-size="12pt" style:font-size-asian="12pt" style:font-size-complex="12pt"/>
    </style:style>
    <style:style style:name="P26" style:parent-style-name="ListParagraph" style:list-style-name="LFO2" style:family="paragraph">
      <style:text-properties fo:font-size="12pt" style:font-size-asian="12pt" style:font-size-complex="12pt"/>
    </style:style>
    <style:style style:name="P27" style:parent-style-name="ListParagraph" style:list-style-name="LFO2" style:family="paragraph">
      <style:text-properties fo:font-size="12pt" style:font-size-asian="12pt" style:font-size-complex="12pt"/>
    </style:style>
    <style:style style:name="P28" style:parent-style-name="ListParagraph" style:list-style-name="LFO2" style:family="paragraph">
      <style:text-properties fo:font-size="12pt" style:font-size-asian="12pt" style:font-size-complex="12pt"/>
    </style:style>
    <style:style style:name="P29" style:parent-style-name="ListParagraph" style:list-style-name="LFO2" style:family="paragraph">
      <style:text-properties fo:font-size="12pt" style:font-size-asian="12pt" style:font-size-complex="12pt"/>
    </style:style>
    <style:style style:name="P30" style:parent-style-name="ListParagraph" style:list-style-name="LFO2" style:family="paragraph">
      <style:text-properties fo:font-size="12pt" style:font-size-asian="12pt" style:font-size-complex="12pt"/>
    </style:style>
    <style:style style:name="P31" style:parent-style-name="ListParagraph" style:list-style-name="LFO2" style:family="paragraph">
      <style:text-properties fo:font-size="12pt" style:font-size-asian="12pt" style:font-size-complex="12pt"/>
    </style:style>
    <style:style style:name="P32" style:parent-style-name="ListParagraph" style:list-style-name="LFO2" style:family="paragraph">
      <style:text-properties fo:font-size="12pt" style:font-size-asian="12pt" style:font-size-complex="12pt"/>
    </style:style>
    <style:style style:name="P33" style:parent-style-name="ListParagraph" style:list-style-name="LFO2" style:family="paragraph">
      <style:text-properties fo:font-size="12pt" style:font-size-asian="12pt" style:font-size-complex="12pt"/>
    </style:style>
    <style:style style:name="P34" style:parent-style-name="ListParagraph" style:list-style-name="LFO2" style:family="paragraph">
      <style:text-properties fo:font-size="12pt" style:font-size-asian="12pt" style:font-size-complex="12pt"/>
    </style:style>
    <style:style style:name="P35" style:parent-style-name="ListParagraph" style:list-style-name="LFO2" style:family="paragraph">
      <style:text-properties fo:font-size="12pt" style:font-size-asian="12pt" style:font-size-complex="12pt"/>
    </style:style>
    <style:style style:name="P36" style:parent-style-name="ListParagraph" style:list-style-name="LFO2" style:family="paragraph">
      <style:text-properties fo:font-size="12pt" style:font-size-asian="12pt" style:font-size-complex="12pt"/>
    </style:style>
    <style:style style:name="P37" style:parent-style-name="ListParagraph" style:list-style-name="LFO2" style:family="paragraph">
      <style:text-properties fo:font-size="12pt" style:font-size-asian="12pt" style:font-size-complex="12pt"/>
    </style:style>
    <style:style style:name="P38" style:parent-style-name="ListParagraph" style:list-style-name="LFO2" style:family="paragraph">
      <style:text-properties fo:font-size="12pt" style:font-size-asian="12pt" style:font-size-complex="12pt"/>
    </style:style>
    <style:style style:name="P39" style:parent-style-name="ListParagraph" style:list-style-name="LFO2" style:family="paragraph">
      <style:text-properties fo:font-size="12pt" style:font-size-asian="12pt" style:font-size-complex="12pt"/>
    </style:style>
    <style:style style:name="P40" style:parent-style-name="Normal" style:family="paragraph">
      <style:text-properties fo:font-weight="bold" style:font-weight-asian="bold" fo:font-size="14pt" style:font-size-asian="14pt" style:font-size-complex="14pt"/>
    </style:style>
    <style:style style:name="P41" style:parent-style-name="ListParagraph" style:list-style-name="LFO3" style:family="paragraph">
      <style:text-properties fo:font-size="12pt" style:font-size-asian="12pt" style:font-size-complex="12pt"/>
    </style:style>
    <style:style style:name="P42" style:parent-style-name="ListParagraph" style:list-style-name="LFO3" style:family="paragraph">
      <style:text-properties fo:font-size="12pt" style:font-size-asian="12pt" style:font-size-complex="12pt"/>
    </style:style>
    <style:style style:name="P43" style:parent-style-name="ListParagraph" style:list-style-name="LFO3" style:family="paragraph">
      <style:text-properties fo:font-size="12pt" style:font-size-asian="12pt" style:font-size-complex="12pt"/>
    </style:style>
    <style:style style:name="P44" style:parent-style-name="ListParagraph" style:list-style-name="LFO3" style:family="paragraph">
      <style:text-properties fo:font-size="12pt" style:font-size-asian="12pt" style:font-size-complex="12pt"/>
    </style:style>
    <style:style style:name="P45" style:parent-style-name="ListParagraph" style:list-style-name="LFO3" style:family="paragraph">
      <style:text-properties fo:font-size="12pt" style:font-size-asian="12pt" style:font-size-complex="12pt"/>
    </style:style>
    <style:style style:name="P46" style:parent-style-name="ListParagraph" style:list-style-name="LFO3" style:family="paragraph">
      <style:text-properties fo:font-size="12pt" style:font-size-asian="12pt" style:font-size-complex="12pt"/>
    </style:style>
    <style:style style:name="P47" style:parent-style-name="ListParagraph" style:list-style-name="LFO3" style:family="paragraph">
      <style:text-properties fo:font-size="12pt" style:font-size-asian="12pt" style:font-size-complex="12pt"/>
    </style:style>
    <style:style style:name="P48" style:parent-style-name="ListParagraph" style:list-style-name="LFO3" style:family="paragraph">
      <style:text-properties fo:font-size="12pt" style:font-size-asian="12pt" style:font-size-complex="12pt"/>
    </style:style>
    <style:style style:name="P49" style:parent-style-name="ListParagraph" style:list-style-name="LFO3" style:family="paragraph">
      <style:text-properties fo:font-size="12pt" style:font-size-asian="12pt" style:font-size-complex="12pt"/>
    </style:style>
    <style:style style:name="P50" style:parent-style-name="ListParagraph" style:list-style-name="LFO3" style:family="paragraph">
      <style:text-properties fo:font-size="12pt" style:font-size-asian="12pt" style:font-size-complex="12pt"/>
    </style:style>
    <style:style style:name="P51" style:parent-style-name="ListParagraph" style:list-style-name="LFO3" style:family="paragraph">
      <style:text-properties fo:font-size="12pt" style:font-size-asian="12pt" style:font-size-complex="12pt"/>
    </style:style>
    <style:style style:name="P52" style:parent-style-name="ListParagraph" style:list-style-name="LFO3" style:family="paragraph">
      <style:text-properties fo:font-size="12pt" style:font-size-asian="12pt" style:font-size-complex="12pt"/>
    </style:style>
    <style:style style:name="P53" style:parent-style-name="ListParagraph" style:list-style-name="LFO3" style:family="paragraph">
      <style:text-properties fo:font-size="12pt" style:font-size-asian="12pt" style:font-size-complex="12pt"/>
    </style:style>
    <style:style style:name="P54" style:parent-style-name="ListParagraph" style:list-style-name="LFO3" style:family="paragraph">
      <style:text-properties fo:font-size="12pt" style:font-size-asian="12pt" style:font-size-complex="12pt"/>
    </style:style>
    <style:style style:name="P55" style:parent-style-name="ListParagraph" style:list-style-name="LFO3" style:family="paragraph">
      <style:text-properties fo:font-size="12pt" style:font-size-asian="12pt" style:font-size-complex="12pt"/>
    </style:style>
    <style:style style:name="P56" style:parent-style-name="ListParagraph" style:list-style-name="LFO3" style:family="paragraph">
      <style:text-properties fo:font-size="12pt" style:font-size-asian="12pt" style:font-size-complex="12pt"/>
    </style:style>
    <style:style style:name="P57" style:parent-style-name="ListParagraph" style:list-style-name="LFO3" style:family="paragraph">
      <style:text-properties fo:font-size="12pt" style:font-size-asian="12pt" style:font-size-complex="12pt"/>
    </style:style>
    <style:style style:name="P58" style:parent-style-name="ListParagraph" style:list-style-name="LFO3" style:family="paragraph">
      <style:text-properties fo:font-size="12pt" style:font-size-asian="12pt" style:font-size-complex="12pt"/>
    </style:style>
    <style:style style:name="P59" style:parent-style-name="ListParagraph" style:list-style-name="LFO3" style:family="paragraph">
      <style:text-properties fo:font-size="12pt" style:font-size-asian="12pt" style:font-size-complex="12pt"/>
    </style:style>
    <style:style style:name="P60" style:parent-style-name="ListParagraph" style:list-style-name="LFO3" style:family="paragraph">
      <style:text-properties fo:font-size="12pt" style:font-size-asian="12pt" style:font-size-complex="12pt"/>
    </style:style>
    <style:style style:name="P61" style:parent-style-name="ListParagraph" style:list-style-name="LFO3" style:family="paragraph">
      <style:text-properties fo:font-size="12pt" style:font-size-asian="12pt" style:font-size-complex="12pt"/>
    </style:style>
    <style:style style:name="P62" style:parent-style-name="Normal" style:family="paragraph">
      <style:text-properties fo:font-weight="bold" style:font-weight-asian="bold" fo:font-size="14pt" style:font-size-asian="14pt" style:font-size-complex="14pt"/>
    </style:style>
    <style:style style:name="P63" style:parent-style-name="ListParagraph" style:list-style-name="LFO4" style:family="paragraph">
      <style:text-properties fo:font-size="12pt" style:font-size-asian="12pt" style:font-size-complex="12pt"/>
    </style:style>
    <style:style style:name="P64" style:parent-style-name="Normal" style:family="paragraph">
      <style:text-properties fo:font-weight="bold" style:font-weight-asian="bold" fo:font-size="12pt" style:font-size-asian="12pt" style:font-size-complex="12pt"/>
    </style:style>
    <style:style style:name="P65" style:parent-style-name="Normal" style:family="paragraph">
      <style:text-properties fo:font-weight="bold" style:font-weight-asian="bold" fo:font-size="12pt" style:font-size-asian="12pt" style:font-size-complex="12pt"/>
    </style:style>
    <style:style style:name="P66" style:parent-style-name="ListParagraph" style:list-style-name="LFO4" style:family="paragraph">
      <style:text-properties fo:font-size="12pt" style:font-size-asian="12pt" style:font-size-complex="12pt"/>
    </style:style>
    <style:style style:name="P67" style:parent-style-name="ListParagraph" style:list-style-name="LFO4" style:family="paragraph">
      <style:text-properties fo:font-size="12pt" style:font-size-asian="12pt" style:font-size-complex="12pt"/>
    </style:style>
    <style:style style:name="P68" style:parent-style-name="ListParagraph" style:list-style-name="LFO4" style:family="paragraph">
      <style:text-properties fo:font-size="12pt" style:font-size-asian="12pt" style:font-size-complex="12pt"/>
    </style:style>
    <style:style style:name="P69" style:parent-style-name="ListParagraph" style:list-style-name="LFO4" style:family="paragraph">
      <style:text-properties fo:font-size="12pt" style:font-size-asian="12pt" style:font-size-complex="12pt"/>
    </style:style>
    <style:style style:name="P70" style:parent-style-name="ListParagraph" style:list-style-name="LFO4" style:family="paragraph">
      <style:text-properties fo:font-size="12pt" style:font-size-asian="12pt" style:font-size-complex="12pt"/>
    </style:style>
    <style:style style:name="P71" style:parent-style-name="ListParagraph" style:list-style-name="LFO4" style:family="paragraph">
      <style:text-properties fo:font-size="12pt" style:font-size-asian="12pt" style:font-size-complex="12pt"/>
    </style:style>
    <style:style style:name="P72" style:parent-style-name="ListParagraph" style:list-style-name="LFO4" style:family="paragraph">
      <style:text-properties fo:font-size="12pt" style:font-size-asian="12pt" style:font-size-complex="12pt"/>
    </style:style>
    <style:style style:name="P73" style:parent-style-name="ListParagraph" style:list-style-name="LFO4" style:family="paragraph">
      <style:text-properties fo:font-size="12pt" style:font-size-asian="12pt" style:font-size-complex="12pt"/>
    </style:style>
    <style:style style:name="P74" style:parent-style-name="ListParagraph" style:list-style-name="LFO4" style:family="paragraph">
      <style:text-properties fo:font-size="12pt" style:font-size-asian="12pt" style:font-size-complex="12pt"/>
    </style:style>
    <style:style style:name="P75" style:parent-style-name="ListParagraph" style:list-style-name="LFO4" style:family="paragraph">
      <style:text-properties fo:font-size="12pt" style:font-size-asian="12pt" style:font-size-complex="12pt"/>
    </style:style>
    <style:style style:name="P76" style:parent-style-name="Normal" style:family="paragraph">
      <style:paragraph-properties fo:margin-left="0.25in">
        <style:tab-stops/>
      </style:paragraph-properties>
      <style:text-properties fo:font-weight="bold" style:font-weight-asian="bold" fo:font-size="12pt" style:font-size-asian="12pt" style:font-size-complex="12pt"/>
    </style:style>
    <style:style style:name="P77" style:parent-style-name="ListParagraph" style:list-style-name="LFO5" style:family="paragraph"/>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P80" style:parent-style-name="ListParagraph" style:list-style-name="LFO5" style:family="paragraph"/>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name="P83" style:parent-style-name="ListParagraph" style:list-style-name="LFO5" style:family="paragraph"/>
    <style:style style:name="T84" style:parent-style-name="DefaultParagraphFont" style:family="text">
      <style:text-properties fo:font-size="12pt" style:font-size-asian="12pt" style:font-size-complex="12pt"/>
    </style:style>
    <style:style style:name="P85" style:parent-style-name="ListParagraph" style:list-style-name="LFO5" style:family="paragraph"/>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ListParagraph" style:list-style-name="LFO5" style:family="paragraph"/>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P91" style:parent-style-name="Normal" style:family="paragraph">
      <style:paragraph-properties fo:margin-left="0.25in">
        <style:tab-stops/>
      </style:paragraph-properties>
      <style:text-properties fo:font-weight="bold" style:font-weight-asian="bold" fo:font-size="12pt" style:font-size-asian="12pt" style:font-size-complex="12pt"/>
    </style:style>
    <style:style style:name="P92" style:parent-style-name="ListParagraph" style:list-style-name="LFO6" style:family="paragraph">
      <style:text-properties fo:font-size="12pt" style:font-size-asian="12pt" style:font-size-complex="12pt"/>
    </style:style>
    <style:style style:name="P93" style:parent-style-name="ListParagraph" style:list-style-name="LFO6" style:family="paragraph">
      <style:text-properties fo:font-size="12pt" style:font-size-asian="12pt" style:font-size-complex="12pt"/>
    </style:style>
    <style:style style:name="P94" style:parent-style-name="ListParagraph" style:list-style-name="LFO6" style:family="paragraph">
      <style:text-properties fo:font-size="12pt" style:font-size-asian="12pt" style:font-size-complex="12pt"/>
    </style:style>
    <style:style style:name="P95" style:parent-style-name="ListParagraph" style:list-style-name="LFO6" style:family="paragraph">
      <style:text-properties fo:font-size="12pt" style:font-size-asian="12pt" style:font-size-complex="12pt"/>
    </style:style>
    <style:style style:name="P96" style:parent-style-name="Normal" style:family="paragraph">
      <style:text-properties fo:font-weight="bold" style:font-weight-asian="bold" fo:font-size="14pt" style:font-size-asian="14pt" style:font-size-complex="14pt"/>
    </style:style>
    <style:style style:name="P97" style:parent-style-name="ListParagraph" style:list-style-name="LFO7" style:family="paragraph">
      <style:text-properties fo:font-size="12pt" style:font-size-asian="12pt" style:font-size-complex="12pt"/>
    </style:style>
    <style:style style:name="P98" style:parent-style-name="ListParagraph" style:list-style-name="LFO7" style:family="paragraph">
      <style:text-properties fo:font-size="12pt" style:font-size-asian="12pt" style:font-size-complex="12pt"/>
    </style:style>
    <style:style style:name="P99" style:parent-style-name="ListParagraph" style:list-style-name="LFO7" style:family="paragraph"/>
    <style:style style:name="T100" style:parent-style-name="DefaultParagraphFont" style:family="text">
      <style:text-properties fo:font-weight="bold" style:font-weight-asian="bold" fo:font-size="12pt" style:font-size-asian="12pt" style:font-size-complex="12pt"/>
    </style:style>
    <style:style style:name="P101" style:parent-style-name="ListParagraph" style:list-style-name="LFO7" style:family="paragraph">
      <style:text-properties fo:font-size="12pt" style:font-size-asian="12pt" style:font-size-complex="12pt"/>
    </style:style>
    <style:style style:name="P102" style:parent-style-name="ListParagraph" style:list-style-name="LFO7" style:family="paragraph">
      <style:text-properties fo:font-size="12pt" style:font-size-asian="12pt" style:font-size-complex="12pt"/>
    </style:style>
    <style:style style:name="P103" style:parent-style-name="ListParagraph" style:list-style-name="LFO7" style:family="paragraph"/>
    <style:style style:name="T104" style:parent-style-name="DefaultParagraphFont" style:family="text">
      <style:text-properties fo:font-weight="bold" style:font-weight-asian="bold" fo:font-size="12pt" style:font-size-asian="12pt" style:font-size-complex="12pt"/>
    </style:style>
    <style:style style:name="P105" style:parent-style-name="ListParagraph" style:list-style-name="LFO7" style:family="paragraph">
      <style:text-properties fo:font-size="12pt" style:font-size-asian="12pt" style:font-size-complex="12pt"/>
    </style:style>
    <style:style style:name="P106" style:parent-style-name="ListParagraph" style:list-style-name="LFO7" style:family="paragraph">
      <style:text-properties fo:font-size="12pt" style:font-size-asian="12pt" style:font-size-complex="12pt"/>
    </style:style>
    <style:style style:name="P107" style:parent-style-name="ListParagraph" style:list-style-name="LFO7" style:family="paragraph">
      <style:text-properties fo:font-size="12pt" style:font-size-asian="12pt" style:font-size-complex="12pt"/>
    </style:style>
    <style:style style:name="P108" style:parent-style-name="ListParagraph" style:list-style-name="LFO7" style:family="paragraph">
      <style:text-properties fo:font-size="12pt" style:font-size-asian="12pt" style:font-size-complex="12pt"/>
    </style:style>
    <style:style style:name="P109" style:parent-style-name="ListParagraph" style:list-style-name="LFO7" style:family="paragraph">
      <style:text-properties fo:font-size="12pt" style:font-size-asian="12pt" style:font-size-complex="12pt"/>
    </style:style>
    <style:style style:name="P110" style:parent-style-name="ListParagraph" style:list-style-name="LFO7" style:family="paragraph"/>
    <style:style style:name="T111" style:parent-style-name="DefaultParagraphFont" style:family="text">
      <style:text-properties fo:font-weight="bold" style:font-weight-asian="bold" fo:font-size="12pt" style:font-size-asian="12pt" style:font-size-complex="12pt"/>
    </style:style>
    <style:style style:name="P112" style:parent-style-name="ListParagraph" style:list-style-name="LFO7" style:family="paragraph">
      <style:text-properties fo:font-size="12pt" style:font-size-asian="12pt" style:font-size-complex="12pt"/>
    </style:style>
    <style:style style:name="P113" style:parent-style-name="ListParagraph" style:list-style-name="LFO7" style:family="paragraph">
      <style:text-properties fo:font-size="12pt" style:font-size-asian="12pt" style:font-size-complex="12pt"/>
    </style:style>
    <style:style style:name="P114" style:parent-style-name="ListParagraph" style:list-style-name="LFO7" style:family="paragraph"/>
    <style:style style:name="T115" style:parent-style-name="DefaultParagraphFont" style:family="text">
      <style:text-properties fo:font-weight="bold" style:font-weight-asian="bold" fo:font-size="12pt" style:font-size-asian="12pt" style:font-size-complex="12pt"/>
    </style:style>
    <style:style style:name="P116" style:parent-style-name="ListParagraph" style:list-style-name="LFO7" style:family="paragraph">
      <style:text-properties fo:font-size="12pt" style:font-size-asian="12pt" style:font-size-complex="12pt"/>
    </style:style>
    <style:style style:name="P117" style:parent-style-name="ListParagraph" style:list-style-name="LFO7" style:family="paragraph"/>
    <style:style style:name="T118" style:parent-style-name="DefaultParagraphFont" style:family="text">
      <style:text-properties fo:font-weight="bold" style:font-weight-asian="bold" fo:font-size="12pt" style:font-size-asian="12pt" style:font-size-complex="12pt"/>
    </style:style>
    <style:style style:name="P119" style:parent-style-name="ListParagraph" style:list-style-name="LFO7" style:family="paragraph">
      <style:text-properties fo:font-size="12pt" style:font-size-asian="12pt" style:font-size-complex="12pt"/>
    </style:style>
    <style:style style:name="P120" style:parent-style-name="ListParagraph" style:list-style-name="LFO7" style:family="paragraph">
      <style:text-properties fo:font-size="12pt" style:font-size-asian="12pt" style:font-size-complex="12pt"/>
    </style:style>
    <style:style style:name="P121" style:parent-style-name="ListParagraph" style:list-style-name="LFO7" style:family="paragraph">
      <style:text-properties fo:font-size="12pt" style:font-size-asian="12pt" style:font-size-complex="12pt"/>
    </style:style>
    <style:style style:name="P122" style:parent-style-name="ListParagraph" style:list-style-name="LFO7" style:family="paragraph">
      <style:text-properties fo:font-size="12pt" style:font-size-asian="12pt" style:font-size-complex="12pt"/>
    </style:style>
    <style:style style:name="P123" style:parent-style-name="ListParagraph" style:list-style-name="LFO7" style:family="paragraph"/>
    <style:style style:name="T124" style:parent-style-name="DefaultParagraphFont" style:family="text">
      <style:text-properties fo:font-weight="bold" style:font-weight-asian="bold" fo:font-size="12pt" style:font-size-asian="12pt" style:font-size-complex="12pt"/>
    </style:style>
    <style:style style:name="P125" style:parent-style-name="ListParagraph" style:list-style-name="LFO7" style:family="paragraph">
      <style:text-properties fo:font-size="12pt" style:font-size-asian="12pt" style:font-size-complex="12pt"/>
    </style:style>
    <style:style style:name="P126" style:parent-style-name="Normal" style:family="paragraph">
      <style:text-properties fo:font-weight="bold" style:font-weight-asian="bold" fo:font-size="14pt" style:font-size-asian="14pt" style:font-size-complex="14pt"/>
    </style:style>
    <style:style style:name="P127" style:parent-style-name="ListParagraph" style:list-style-name="LFO8" style:family="paragraph">
      <style:text-properties fo:font-size="12pt" style:font-size-asian="12pt" style:font-size-complex="12pt"/>
    </style:style>
    <style:style style:name="P128" style:parent-style-name="ListParagraph" style:list-style-name="LFO8" style:family="paragraph">
      <style:text-properties fo:font-size="12pt" style:font-size-asian="12pt" style:font-size-complex="12pt"/>
    </style:style>
    <style:style style:name="P129" style:parent-style-name="ListParagraph" style:list-style-name="LFO8" style:family="paragraph">
      <style:text-properties fo:font-size="12pt" style:font-size-asian="12pt" style:font-size-complex="12pt"/>
    </style:style>
    <style:style style:name="P130" style:parent-style-name="ListParagraph" style:list-style-name="LFO8" style:family="paragraph">
      <style:text-properties fo:font-size="12pt" style:font-size-asian="12pt" style:font-size-complex="12pt"/>
    </style:style>
    <style:style style:name="P131" style:parent-style-name="ListParagraph" style:list-style-name="LFO8" style:family="paragraph">
      <style:text-properties fo:font-size="12pt" style:font-size-asian="12pt" style:font-size-complex="12pt"/>
    </style:style>
    <style:style style:name="P132" style:parent-style-name="ListParagraph" style:list-style-name="LFO8" style:family="paragraph">
      <style:text-properties fo:font-size="12pt" style:font-size-asian="12pt" style:font-size-complex="12pt"/>
    </style:style>
    <style:style style:name="P133" style:parent-style-name="ListParagraph" style:list-style-name="LFO8" style:family="paragraph">
      <style:text-properties fo:font-size="12pt" style:font-size-asian="12pt" style:font-size-complex="12pt"/>
    </style:style>
    <style:style style:name="P134" style:parent-style-name="Normal" style:family="paragraph">
      <style:text-properties fo:font-weight="bold" style:font-weight-asian="bold" fo:font-size="14pt" style:font-size-asian="14pt" style:font-size-complex="14pt"/>
    </style:style>
    <style:style style:name="P135" style:parent-style-name="Normal" style:family="paragraph">
      <style:text-properties fo:font-weight="bold" style:font-weight-asian="bold" fo:font-size="14pt" style:font-size-asian="14pt" style:font-size-complex="14pt"/>
    </style:style>
    <style:style style:name="P136" style:parent-style-name="Normal" style:family="paragraph">
      <style:text-properties fo:font-weight="bold" style:font-weight-asian="bold" fo:font-size="14pt" style:font-size-asian="14pt" style:font-size-complex="14pt"/>
    </style:style>
    <style:style style:name="P137" style:parent-style-name="ListParagraph" style:list-style-name="LFO9" style:family="paragraph">
      <style:text-properties fo:font-size="12pt" style:font-size-asian="12pt" style:font-size-complex="12pt"/>
    </style:style>
    <style:style style:name="P138" style:parent-style-name="ListParagraph" style:list-style-name="LFO9" style:family="paragraph">
      <style:text-properties fo:font-size="12pt" style:font-size-asian="12pt" style:font-size-complex="12pt"/>
    </style:style>
    <style:style style:name="P139" style:parent-style-name="ListParagraph" style:list-style-name="LFO9" style:family="paragraph">
      <style:text-properties fo:font-size="12pt" style:font-size-asian="12pt" style:font-size-complex="12pt"/>
    </style:style>
    <style:style style:name="P140" style:parent-style-name="ListParagraph" style:list-style-name="LFO9" style:family="paragraph">
      <style:text-properties fo:font-size="12pt" style:font-size-asian="12pt" style:font-size-complex="12pt"/>
    </style:style>
    <style:style style:name="P141" style:parent-style-name="ListParagraph" style:list-style-name="LFO9" style:family="paragraph">
      <style:text-properties fo:font-size="12pt" style:font-size-asian="12pt" style:font-size-complex="12pt"/>
    </style:style>
    <style:style style:name="P142" style:parent-style-name="ListParagraph" style:list-style-name="LFO9" style:family="paragraph">
      <style:text-properties fo:font-size="12pt" style:font-size-asian="12pt" style:font-size-complex="12pt"/>
    </style:style>
    <style:style style:name="P143" style:parent-style-name="ListParagraph" style:list-style-name="LFO9" style:family="paragraph">
      <style:text-properties fo:font-size="12pt" style:font-size-asian="12pt" style:font-size-complex="12pt"/>
    </style:style>
    <style:style style:name="P144" style:parent-style-name="ListParagraph" style:list-style-name="LFO9" style:family="paragraph">
      <style:text-properties fo:font-size="12pt" style:font-size-asian="12pt" style:font-size-complex="12pt"/>
    </style:style>
    <style:style style:name="P145" style:parent-style-name="ListParagraph" style:list-style-name="LFO9" style:family="paragraph">
      <style:text-properties fo:font-size="12pt" style:font-size-asian="12pt" style:font-size-complex="12pt"/>
    </style:style>
    <style:style style:name="P146" style:parent-style-name="ListParagraph" style:list-style-name="LFO9" style:family="paragraph">
      <style:text-properties fo:font-size="12pt" style:font-size-asian="12pt" style:font-size-complex="12pt"/>
    </style:style>
    <style:style style:name="P147" style:parent-style-name="ListParagraph" style:list-style-name="LFO9" style:family="paragraph">
      <style:text-properties fo:font-size="12pt" style:font-size-asian="12pt" style:font-size-complex="12pt"/>
    </style:style>
    <style:style style:name="P148" style:parent-style-name="ListParagraph" style:list-style-name="LFO9" style:family="paragraph">
      <style:text-properties fo:font-size="12pt" style:font-size-asian="12pt" style:font-size-complex="12pt"/>
    </style:style>
    <style:style style:name="P149" style:parent-style-name="ListParagraph" style:list-style-name="LFO9" style:family="paragraph">
      <style:text-properties fo:font-size="12pt" style:font-size-asian="12pt" style:font-size-complex="12pt"/>
    </style:style>
    <style:style style:name="P150" style:parent-style-name="ListParagraph" style:list-style-name="LFO9" style:family="paragraph">
      <style:text-properties fo:font-size="12pt" style:font-size-asian="12pt" style:font-size-complex="12pt"/>
    </style:style>
    <style:style style:name="P151" style:parent-style-name="Normal" style:family="paragraph">
      <style:text-properties fo:font-weight="bold" style:font-weight-asian="bold" fo:font-size="14pt" style:font-size-asian="14pt" style:font-size-complex="14pt"/>
    </style:style>
    <style:style style:name="P152" style:parent-style-name="ListParagraph" style:list-style-name="LFO10" style:family="paragraph">
      <style:text-properties fo:font-size="12pt" style:font-size-asian="12pt" style:font-size-complex="12pt"/>
    </style:style>
    <style:style style:name="P153" style:parent-style-name="ListParagraph" style:list-style-name="LFO10" style:family="paragraph">
      <style:text-properties fo:font-size="12pt" style:font-size-asian="12pt" style:font-size-complex="12pt"/>
    </style:style>
    <style:style style:name="P154" style:parent-style-name="ListParagraph" style:list-style-name="LFO10" style:family="paragraph">
      <style:text-properties fo:font-size="12pt" style:font-size-asian="12pt" style:font-size-complex="12pt"/>
    </style:style>
    <style:style style:name="P155" style:parent-style-name="ListParagraph" style:list-style-name="LFO10" style:family="paragraph">
      <style:text-properties fo:font-size="12pt" style:font-size-asian="12pt" style:font-size-complex="12pt"/>
    </style:style>
    <style:style style:name="P156" style:parent-style-name="ListParagraph" style:list-style-name="LFO10" style:family="paragraph">
      <style:text-properties fo:font-size="12pt" style:font-size-asian="12pt" style:font-size-complex="12pt"/>
    </style:style>
    <style:style style:name="P157" style:parent-style-name="ListParagraph" style:list-style-name="LFO10" style:family="paragraph">
      <style:text-properties fo:font-size="12pt" style:font-size-asian="12pt" style:font-size-complex="12pt"/>
    </style:style>
    <style:style style:name="P158" style:parent-style-name="ListParagraph" style:list-style-name="LFO10" style:family="paragraph">
      <style:text-properties fo:font-size="12pt" style:font-size-asian="12pt" style:font-size-complex="12pt"/>
    </style:style>
    <style:style style:name="P159" style:parent-style-name="ListParagraph" style:list-style-name="LFO10" style:family="paragraph">
      <style:text-properties fo:font-size="12pt" style:font-size-asian="12pt" style:font-size-complex="12pt"/>
    </style:style>
    <style:style style:name="P160" style:parent-style-name="ListParagraph" style:list-style-name="LFO10" style:family="paragraph">
      <style:text-properties fo:font-size="12pt" style:font-size-asian="12pt" style:font-size-complex="12pt"/>
    </style:style>
    <style:style style:name="P161" style:parent-style-name="ListParagraph" style:list-style-name="LFO10" style:family="paragraph">
      <style:text-properties fo:font-size="12pt" style:font-size-asian="12pt" style:font-size-complex="12pt"/>
    </style:style>
    <style:style style:name="P162" style:parent-style-name="ListParagraph" style:list-style-name="LFO10" style:family="paragraph">
      <style:text-properties fo:font-size="12pt" style:font-size-asian="12pt" style:font-size-complex="12pt"/>
    </style:style>
    <style:style style:name="P163" style:parent-style-name="ListParagraph" style:list-style-name="LFO10" style:family="paragraph">
      <style:text-properties fo:font-size="12pt" style:font-size-asian="12pt" style:font-size-complex="12pt"/>
    </style:style>
    <style:style style:name="P164" style:parent-style-name="ListParagraph" style:list-style-name="LFO10" style:family="paragraph">
      <style:text-properties fo:font-size="12pt" style:font-size-asian="12pt" style:font-size-complex="12pt"/>
    </style:style>
    <style:style style:name="P165" style:parent-style-name="Normal" style:family="paragraph">
      <style:text-properties fo:font-weight="bold" style:font-weight-asian="bold" fo:font-size="14pt" style:font-size-asian="14pt" style:font-size-complex="14pt"/>
    </style:style>
    <style:style style:name="P166" style:parent-style-name="ListParagraph" style:list-style-name="LFO11" style:family="paragraph">
      <style:text-properties fo:font-size="12pt" style:font-size-asian="12pt" style:font-size-complex="12pt"/>
    </style:style>
    <style:style style:name="P167" style:parent-style-name="ListParagraph" style:list-style-name="LFO11" style:family="paragraph">
      <style:text-properties fo:font-size="12pt" style:font-size-asian="12pt" style:font-size-complex="12pt"/>
    </style:style>
    <style:style style:name="P168" style:parent-style-name="ListParagraph" style:list-style-name="LFO11" style:family="paragraph">
      <style:text-properties fo:font-size="12pt" style:font-size-asian="12pt" style:font-size-complex="12pt"/>
    </style:style>
    <style:style style:name="P169" style:parent-style-name="ListParagraph" style:list-style-name="LFO11" style:family="paragraph">
      <style:text-properties fo:font-size="12pt" style:font-size-asian="12pt" style:font-size-complex="12pt"/>
    </style:style>
    <style:style style:name="P170" style:parent-style-name="ListParagraph" style:list-style-name="LFO11" style:family="paragraph">
      <style:text-properties fo:font-size="12pt" style:font-size-asian="12pt" style:font-size-complex="12pt"/>
    </style:style>
    <style:style style:name="P171" style:parent-style-name="ListParagraph" style:list-style-name="LFO11" style:family="paragraph">
      <style:text-properties fo:font-size="12pt" style:font-size-asian="12pt" style:font-size-complex="12pt"/>
    </style:style>
    <style:style style:name="P172" style:parent-style-name="ListParagraph" style:list-style-name="LFO11" style:family="paragraph">
      <style:text-properties fo:font-size="12pt" style:font-size-asian="12pt" style:font-size-complex="12pt"/>
    </style:style>
    <style:style style:name="P173" style:parent-style-name="ListParagraph" style:list-style-name="LFO11" style:family="paragraph">
      <style:text-properties fo:font-size="12pt" style:font-size-asian="12pt" style:font-size-complex="12pt"/>
    </style:style>
    <style:style style:name="P174" style:parent-style-name="ListParagraph" style:list-style-name="LFO11" style:family="paragraph">
      <style:text-properties fo:font-size="12pt" style:font-size-asian="12pt" style:font-size-complex="12pt"/>
    </style:style>
    <style:style style:name="P175" style:parent-style-name="ListParagraph" style:list-style-name="LFO11" style:family="paragraph">
      <style:text-properties fo:font-size="12pt" style:font-size-asian="12pt" style:font-size-complex="12pt"/>
    </style:style>
    <style:style style:name="P176" style:parent-style-name="Normal" style:family="paragraph">
      <style:text-properties fo:font-weight="bold" style:font-weight-asian="bold" fo:font-size="14pt" style:font-size-asian="14pt" style:font-size-complex="14pt"/>
    </style:style>
    <style:style style:name="P177" style:parent-style-name="ListParagraph" style:list-style-name="LFO12" style:family="paragraph">
      <style:text-properties fo:font-size="12pt" style:font-size-asian="12pt" style:font-size-complex="12pt"/>
    </style:style>
    <style:style style:name="P178" style:parent-style-name="ListParagraph" style:list-style-name="LFO12" style:family="paragraph">
      <style:text-properties fo:font-size="12pt" style:font-size-asian="12pt" style:font-size-complex="12pt"/>
    </style:style>
    <style:style style:name="P179" style:parent-style-name="ListParagraph" style:list-style-name="LFO12" style:family="paragraph">
      <style:text-properties fo:font-size="12pt" style:font-size-asian="12pt" style:font-size-complex="12pt"/>
    </style:style>
    <style:style style:name="P180" style:parent-style-name="ListParagraph" style:list-style-name="LFO12" style:family="paragraph">
      <style:text-properties fo:font-size="12pt" style:font-size-asian="12pt" style:font-size-complex="12pt"/>
    </style:style>
    <style:style style:name="P181" style:parent-style-name="ListParagraph" style:list-style-name="LFO12" style:family="paragraph">
      <style:text-properties fo:font-size="12pt" style:font-size-asian="12pt" style:font-size-complex="12pt"/>
    </style:style>
    <style:style style:name="P182" style:parent-style-name="Normal" style:family="paragraph">
      <style:text-properties fo:font-weight="bold" style:font-weight-asian="bold" fo:font-size="14pt" style:font-size-asian="14pt" style:font-size-complex="14pt"/>
    </style:style>
    <style:style style:name="P183" style:parent-style-name="ListParagraph" style:list-style-name="LFO13" style:family="paragraph">
      <style:text-properties fo:font-size="12pt" style:font-size-asian="12pt" style:font-size-complex="12pt"/>
    </style:style>
    <style:style style:name="P184" style:parent-style-name="ListParagraph" style:list-style-name="LFO13" style:family="paragraph">
      <style:text-properties fo:font-size="12pt" style:font-size-asian="12pt" style:font-size-complex="12pt"/>
    </style:style>
    <style:style style:name="P185" style:parent-style-name="ListParagraph" style:list-style-name="LFO13" style:family="paragraph">
      <style:text-properties fo:font-size="12pt" style:font-size-asian="12pt" style:font-size-complex="12pt"/>
    </style:style>
    <style:style style:name="P186" style:parent-style-name="ListParagraph" style:list-style-name="LFO13"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office:automatic-styles>
  <office:body>
    <office:text text:use-soft-page-breaks="true">
      <text:p text:style-name="P1">Reading Week 3 Marchington and Wilkinson Chapter 2</text:p>
      <text:p text:style-name="P2">Chapter 2- Forces Shaping HRM at work</text:p>
      <text:p text:style-name="P3"/>
      <text:p text:style-name="P4">Globalisation and Global Comparisons</text:p>
      <text:list text:style-name="LFO1" text:continue-numbering="true">
        <text:list-item>
          <text:p text:style-name="P5">Globalisation – a borderless world in which national<text:s/>barriers and distinctions are no longer relevant and consumer tastes are homogenised.</text:p>
        </text:list-item>
        <text:list-item>
          <text:p text:style-name="P6">The rhetoric of globalisation has become more powerful and persuasive, particulary in terms of what the process means for society and individuals and for the ways in which national politicians employ such rhetoric to justify why they must or cannot adopt certain policies.</text:p>
        </text:list-item>
        <text:list-item>
          <text:p text:style-name="P7">Wolf – contrary position – decline in globalisation</text:p>
        </text:list-item>
        <text:list-item>
          <text:p text:style-name="P8">Can also be seen as rapid transfer of problems – financial crisis</text:p>
        </text:list-item>
        <text:list-item>
          <text:p text:style-name="P9">Benefits via improvements in living<text:s/>standards, concern that it has failed to live up to its potential. <text:s/>Economics has driven globalisation but politics has shaped it. <text:s/>Rules of game set by industrial countries.</text:p>
        </text:list-item>
        <text:list-item>
          <text:p text:style-name="P10">Communication has reduced some barriers, ofther have been reinforced by contrasting cultural and institutional forces, an increased desire to protect ones own resources.</text:p>
        </text:list-item>
        <text:list-item>
          <text:p text:style-name="P11">Suggestion of 4 main trends increasing international integration of the world economy; growth in foreign trade, increasing flows of investment funds, developments in<text:s/>information and communication tech and the presence and power of mnc s across the globe.</text:p>
        </text:list-item>
        <text:list-item>
          <text:p text:style-name="P12">In most orgs human resources are the larges single element of operation costs. <text:s/>MNC’s find it attractive to locate their overseas subsidiaries in low wage economics, depends if this is cost effective.</text:p>
        </text:list-item>
        <text:list-item>
          <text:p text:style-name="P13">Globalisation associated with a race to the bottom in terms of wages and labour standards across the world.</text:p>
        </text:list-item>
        <text:list-item>
          <text:p text:style-name="P14">Rather than accept globalisation uncritically just because consure fashion gives larege chains visibility across the world, a more measured assessment would see gloabalisation as just one of a series of forces that shape hrm.</text:p>
        </text:list-item>
        <text:list-item>
          <text:p text:style-name="P15">Key question reamin about its meaning, the accuracy of claims suggesting increasing similarity between nations, the inevitability of its spread<text:s/>given adaption of wider trends and resistance to globalisation, and the use of rhetoric as a device to legitimise management actions.</text:p>
        </text:list-item>
      </text:list>
      <text:p text:style-name="P16">Labour Markets<text:s/>and<text:s/>Patterns Of Employment</text:p>
      <text:list text:style-name="LFO2" text:continue-numbering="true">
        <text:list-item>
          <text:p text:style-name="P17">Over last few decades in most developed countries there has been a fundamental<text:s/>sectorial<text:s/>shift in employment from manufacturing and the public sector – sectors renowned for more formalised hr systems, high levels of trade union membership, larger employment units- towards more informal, relatively union free and smaller employment units of the service sector.</text:p>
        </text:list-item>
        <text:list-item>
          <text:p text:style-name="P18">Less men and woman working in manufacturing.</text:p>
        </text:list-item>
        <text:list-item>
          <text:p text:style-name="P19">Principle growth area has been the service sector. <text:s/>As a hole including both public and private services, this provides about three quarters of gdp</text:p>
        </text:list-item>
        <text:list-item>
          <text:p text:style-name="P20">Largest growth are up to 2008 was<text:s/>finance and business services.</text:p>
        </text:list-item>
        <text:list-item>
          <text:p text:style-name="P21">The<text:s/>changing<text:s/>nature of employment has major implication for hrm as new firms typically adopt different practice from their older counterparts.</text:p>
        </text:list-item>
        <text:list-item>
          <text:p text:style-name="P22">Much of growth has been due to increased participation rate of women in economy</text:p>
        </text:list-item>
        <text:list-item>
          <text:p text:style-name="P23">Number of men working part time has quadrupled, perhaps full time work is not readily available.</text:p>
        </text:list-item>
        <text:list-item>
          <text:p text:style-name="P24">Gender and<text:s/>educational<text:bookmark-start text:name="_GoBack"/><text:bookmark-end text:name="_GoBack"/><text:s/>level play a major role in average hourly earning <text:s/>with women in eu paid 18% less than men.</text:p>
        </text:list-item>
        <text:list-item>
          <text:p text:style-name="P25">Labour market remains heavily segmented with most womens jobs being part time, concentrated in the service sector and in jobs with lower pay and lower status.</text:p>
        </text:list-item>
        <text:list-item>
          <text:p text:style-name="P26">Part time work facilitates better work life balance, and makes it easier for workers to enter or retire from the labour market.</text:p>
        </text:list-item>
        <text:list-item>
          <text:p text:style-name="P27">Employers tend<text:s/>to regard part timers as providing more flexibility and even being harder working than full timers, and it also helps them to retain skills that might otherwise be lost.</text:p>
        </text:list-item>
        <text:list-item>
          <text:p text:style-name="P28">Termporary employment continues to grow. <text:s/>Agency workers also increased.</text:p>
        </text:list-item>
        <text:list-item>
          <text:p text:style-name="P29">Currently 91%<text:s/>of workers have access to some form of flexible working</text:p>
        </text:list-item>
        <text:list-item>
          <text:p text:style-name="P30">Although compostion of those in employment changed significantly since 70s, levels of unemployment remained high for much of this period, only falling back at turn of century.</text:p>
        </text:list-item>
        <text:list-item>
          <text:p text:style-name="P31">1960 unemployment typically 3%</text:p>
        </text:list-item>
        <text:list-item>
          <text:p text:style-name="P32">Rose to between 5-12% in years after, 8% in 2011</text:p>
        </text:list-item>
        <text:list-item>
          <text:p text:style-name="P33">Minority groups, disabled people etc are disadvantaged in temrs of employment rate s and pay gaps.</text:p>
        </text:list-item>
        <text:list-item>
          <text:p text:style-name="P34">Ageism has persited in the uk, for younger and older people.</text:p>
        </text:list-item>
        <text:list-item>
          <text:p text:style-name="P35">In 2011 uk abolished the default retirement age, resulting in reduced numbers of openings for younger people.</text:p>
        </text:list-item>
        <text:list-item>
          <text:p text:style-name="P36">The number of working days lost to stikes has fallen sharply from an average of ten million in first half of the 1980s to a little over half a million now.</text:p>
        </text:list-item>
        <text:list-item>
          <text:p text:style-name="P37">Number of recorded stopages also decreased dramatically.</text:p>
        </text:list-item>
        <text:list-item>
          <text:p text:style-name="P38">Employment patterns have changed dramatically over the last 30 years and the taraditional image of work- principally male, full time and permanent – no longer holds. <text:s/></text:p>
        </text:list-item>
        <text:list-item>
          <text:p text:style-name="P39">In addition sectoral and other shifts in employment have<text:s/>reshaped the character of hrm not only in uk but also in other developed countries.</text:p>
        </text:list-item>
      </text:list>
      <text:p text:style-name="P40">Flexibility and fragmentation of work</text:p>
      <text:list text:style-name="LFO3" text:continue-numbering="true">
        <text:list-item>
          <text:p text:style-name="P41">Distinction between core and peripheral workforce</text:p>
        </text:list-item>
        <text:list-item>
          <text:p text:style-name="P42">Core workers drawn form the primary labour market, who gain security through permanenet contracts and whose skills are valued by the employer.</text:p>
        </text:list-item>
        <text:list-item>
          <text:p text:style-name="P43">In return, core workers expected to be functionally flexible by applying their skills across a wide range of tasks. <text:s/>Flex can be vertical and horizontal.</text:p>
        </text:list-item>
        <text:list-item>
          <text:p text:style-name="P44">Vertical, worker takes on higher and lower<text:s/>skill level jobs.</text:p>
        </text:list-item>
        <text:list-item>
          <text:p text:style-name="P45">Horizontal- worker doing wider range of taks at sam broad skill level</text:p>
        </text:list-item>
        <text:list-item>
          <text:p text:style-name="P46">Periphery workers can be subdivided.</text:p>
          <text:list text:continue-numbering="true">
            <text:list-item>
              <text:p text:style-name="P47">First group is workers from secondary labour market who are employed on contracts that have some degree of permanence. <text:s/>May be full<text:s/>time or part time but cannont expect as much job security, even if they are functionally flexible. <text:s/>Numerically flexible, can be liad off easily.</text:p>
            </text:list-item>
            <text:list-item>
              <text:p text:style-name="P48">Second group individuals who find it hard to break into internal labour markets and have little realistic prospect of employment security.</text:p>
            </text:list-item>
            <text:list-item>
              <text:p text:style-name="P49">Other group are individuals who <text:s/>are clearly external to the host org but employed by aontehr employer or self employment. <text:s/>Agency workers.</text:p>
            </text:list-item>
            <text:list-item>
              <text:p text:style-name="P50">Used because they provide numberical flexibility and also shift the risk to agenices and the temporaries themselves.</text:p>
            </text:list-item>
          </text:list>
        </text:list-item>
        <text:list-item>
          <text:p text:style-name="P51">Employers have developed more flexible hrm practices through the increased use of part timers and in the growth of subcontracting and self employment.</text:p>
        </text:list-item>
        <text:list-item>
          <text:p text:style-name="P52">Four main concerns of model</text:p>
          <text:list text:continue-numbering="true">
            <text:list-item>
              <text:p text:style-name="P53">The concept- doubts about the terminology. <text:s/>Publications seem to veeer between description of flexibility, preditctions that the flexible firm is the design of the future and prescriptions that orgs should use the model to become more successful. <text:s/>Difficult to tell which is being used. <text:s/>Argued that model lacks clarity in core periphery distinction.</text:p>
            </text:list-item>
            <text:list-item>
              <text:p text:style-name="P54">Extensiveness – questions about extent of flexibility in practice and reasons for its growth. <text:s/>Suggestion that the more dramatic assertions about the impact of the core periphery model are not really backed<text:s/>up by data.</text:p>
            </text:list-item>
            <text:list-item>
              <text:p text:style-name="P55">Costs and benefits- disagreement about the costs and benefits of flexibility. <text:s/>Widely assumed to be more efficient than its inflexible counterpart, with part timers, temporaries and subies offering employers advantages over secure and permanent<text:s/>staff. <text:s/>Hard to estimate if part timers are more productive than full timers.</text:p>
            </text:list-item>
            <text:list-item>
              <text:p text:style-name="P56">Single employer+- limited because it focuses on a single org and its hr practices, rather than taking into account inter-organisational relations. <text:s/>Most studies still assume a relationship between a single employing org and its employess, this is no longer the case because of globalised capital markets, unstable and flexible labour markets, and breakdowns in the world of work have altered this picture.</text:p>
            </text:list-item>
          </text:list>
        </text:list-item>
        <text:list-item>
          <text:p text:style-name="P57">Clear that work is becoming<text:s/>increasingly fragmentetd, that boundaries between orgs are becoming blurred and that existing hierarchies are becoming disordered.</text:p>
        </text:list-item>
        <text:list-item>
          <text:p text:style-name="P58">In many cases work has become more presssuriesd and controlled rather than liberated and empowered,</text:p>
        </text:list-item>
        <text:list-item>
          <text:p text:style-name="P59">So called old notions of<text:s/>skill career and learning are bing replaced by new visions that rely increasingly on short term and superficial levels of training and development where discontinuities are the norm and woreks are bearing risk for their own career development.</text:p>
        </text:list-item>
        <text:list-item>
          <text:p text:style-name="P60">Trade unions find their role weakened.</text:p>
        </text:list-item>
        <text:list-item>
          <text:p text:style-name="P61">Models of flexible firm may no longer be adequate to analyse changes within and between orgs that are tied together with a variety of commercial contracts.</text:p>
        </text:list-item>
      </text:list>
      <text:p text:style-name="P62">The legal framework for hrm and employment relations</text:p>
      <text:list text:style-name="LFO4" text:continue-numbering="true">
        <text:list-item>
          <text:p text:style-name="P63">How employment law<text:s/>in eu and uk shapres hrm at work.</text:p>
        </text:list-item>
      </text:list>
      <text:p text:style-name="P64">Uk and Eu influences on HRM</text:p>
      <text:p text:style-name="P65"><text:tab/>UK Developments</text:p>
      <text:list text:style-name="LFO4" text:continue-numbering="true">
        <text:list-item>
          <text:p text:style-name="P66">In Britain el traditionally played minor role in hrm compared to many other countries.</text:p>
        </text:list-item>
        <text:list-item>
          <text:p text:style-name="P67">Law has been seen as last resort when voluntary means fails.</text:p>
        </text:list-item>
        <text:list-item>
          <text:p text:style-name="P68">According to kahn freund law<text:s/>perfroms three roles in rule making process.</text:p>
          <text:list text:continue-numbering="true">
            <text:list-item>
              <text:p text:style-name="P69">Auxiliary role through which the state provides a statutory framework of what is called organised persuasion. <text:s/>This provides benefits-financial or otherwise- for those observing agreements and pressures are applied to those who do not.</text:p>
            </text:list-item>
            <text:list-item>
              <text:p text:style-name="P70">Restrictive role whereby it lays down rules that stipulate what is allowed and what is forbidden in the conduct of employment relations, such as in realtion to strikes or picketing.</text:p>
            </text:list-item>
            <text:list-item>
              <text:p text:style-name="P71">Regulatory role whereby it sets a floor of employment rights for employees that apply across the board.</text:p>
            </text:list-item>
          </text:list>
        </text:list-item>
        <text:list-item>
          <text:p text:style-name="P72">Employment protection legislation expanded during the 1970s incorporating all employees rather than just those in particular industries.</text:p>
        </text:list-item>
        <text:list-item>
          <text:p text:style-name="P73">Recent labour governments have extended the regulatory role of the law particularly via the EU with the introduction of minimum wag and working time regulations.</text:p>
        </text:list-item>
        <text:list-item>
          <text:p text:style-name="P74">Labour governments supported a flexible labour market, underpinned by an extended but limited range of legal protections at work, .</text:p>
        </text:list-item>
        <text:list-item>
          <text:p text:style-name="P75">By contrast conservative<text:s/>governements have tended to restrict trade union activities whilst leaving the floor of employment rights broadly intact.</text:p>
        </text:list-item>
      </text:list>
      <text:p text:style-name="P76">Eu Influences</text:p>
      <text:list text:style-name="LFO5" text:continue-numbering="true">
        <text:list-item>
          <text:p text:style-name="P77"><text:span text:style-name="T78">Many of recent initiatives have come through the EU, including the national minimum wage, equal pay for equal work or eq</text:span><text:span text:style-name="T79">ual value, the protection of employees rights in the event of a transfer of an undertaking and the introduction of information and consultation machinery for a variety of situations.</text:span></text:p>
        </text:list-item>
        <text:list-item>
          <text:p text:style-name="P80"><text:span text:style-name="T81">Influence of European law is complex making it hard to differentiate betw</text:span><text:span text:style-name="T82">een uk driven and eu driven developments are they continually interact.</text:span></text:p>
        </text:list-item>
        <text:list-item>
          <text:p text:style-name="P83"><text:span text:style-name="T84">It bourght radical changes by harmonising health and safety regulations across member states.</text:span></text:p>
        </text:list-item>
        <text:list-item>
          <text:p text:style-name="P85"><text:span text:style-name="T86">The uk labour market is increasingly shaped by legislation at eu level, and as employers<text:s/></text:span><text:span text:style-name="T87">have expanded operations into other member states this has increased the range of influences on hr managers.</text:span></text:p>
        </text:list-item>
        <text:list-item>
          <text:p text:style-name="P88"><text:span text:style-name="T89">One area which has always attracted disagreement, is working hours, some believing that there should be restrictions for the good of workers whilst</text:span><text:span text:style-name="T90"><text:s/>others feel this is unnecessary constraint on business and individual freedom.</text:span></text:p>
        </text:list-item>
      </text:list>
      <text:p text:style-name="P91">Assesment</text:p>
      <text:list text:style-name="LFO6" text:continue-numbering="true">
        <text:list-item>
          <text:p text:style-name="P92">Current system of employment law is thus a synthesis of competing values and traditions. <text:s/></text:p>
        </text:list-item>
        <text:list-item>
          <text:p text:style-name="P93">Continues to accept much of the thatcher inheritance in relation to collective issues but it has also been shaped to accommodate new beliefs.</text:p>
        </text:list-item>
        <text:list-item>
          <text:p text:style-name="P94">One view is that period between 1997 and 2010 was a balancing act trying to appease emplyers and trade unions/workers, by tackling the worst excesses of employer behaviour, while not burdening employers with too much regulation.</text:p>
        </text:list-item>
        <text:list-item>
          <text:p text:style-name="P95">On the other hand, rather than viewing the law as a constraint on business, employment regulation could be seen more positively as providing a framework of social justice that guarantees workers some minimum level of<text:s/>security which allows them to contribute to economic success</text:p>
        </text:list-item>
      </text:list>
      <text:p text:style-name="P96">Individual rights at work: the employment Contract</text:p>
      <text:list text:style-name="LFO7" text:continue-numbering="true">
        <text:list-item>
          <text:p text:style-name="P97">Employer worker relations are organised principally around the employemtn contract. <text:s/>Has become complex because boundaries between workers and<text:s/>their employers have become blurred and there is increasing flexibility built into working arrangements.</text:p>
        </text:list-item>
        <text:list-item>
          <text:p text:style-name="P98">Formal written contracts are desirable to avoid complications. <text:s/>There are sevel sources of contractual terms:</text:p>
        </text:list-item>
        <text:list-item>
          <text:p text:style-name="P99"><text:span text:style-name="T100">Express terms</text:span></text:p>
          <text:list text:continue-numbering="true">
            <text:list-item>
              <text:p text:style-name="P101">Terms that are spelled out<text:s/>in writing or orally, to fomr part of the contract. May include point in the advert, oral terms outlined at interview, or a written contract provided after the interview.</text:p>
            </text:list-item>
            <text:list-item>
              <text:p text:style-name="P102">Express terms may differ from what is contained in job advert, but are clearly laid down.</text:p>
            </text:list-item>
          </text:list>
        </text:list-item>
        <text:list-item>
          <text:p text:style-name="P103"><text:span text:style-name="T104">Terms implied by common law</text:span></text:p>
          <text:list text:continue-numbering="true">
            <text:list-item>
              <text:p text:style-name="P105">These are terms assumed to be inherent in all contracts of employment. <text:s/>Arise in two ways</text:p>
            </text:list-item>
            <text:list-item>
              <text:p text:style-name="P106">First they are based upon the presumed intention of the parties, either through , ‘a term is so obvious it need not be stated’ or in<text:s/>which it can be presumed that this was the clear intention of both parties</text:p>
            </text:list-item>
            <text:list-item>
              <text:p text:style-name="P107">Second, certain terms are implied in every contract, employer has duty to..</text:p>
            </text:list-item>
            <text:list-item>
              <text:p text:style-name="P108">Pay wages, provide work, cooperate with employee, take reasonable care of employee</text:p>
            </text:list-item>
            <text:list-item>
              <text:p text:style-name="P109">In retur employee must<text:s/>cooperate with employer, be faithfull to employer, take reasonable care in performing their duties.</text:p>
            </text:list-item>
          </text:list>
        </text:list-item>
        <text:list-item>
          <text:p text:style-name="P110"><text:span text:style-name="T111">Collective aggreements</text:span></text:p>
          <text:list text:continue-numbering="true">
            <text:list-item>
              <text:p text:style-name="P112">Where trade unions negotiate terms of employment, the collective agreement forms part of the contract of each individual and cannot<text:s/>be amended unilaterally.</text:p>
            </text:list-item>
            <text:list-item>
              <text:p text:style-name="P113">Pay, hours of work, holidays and conditions of servce may be varied through negotiations with trade unions, or direct with employees.</text:p>
            </text:list-item>
          </text:list>
        </text:list-item>
        <text:list-item>
          <text:p text:style-name="P114"><text:span text:style-name="T115">Works rules</text:span></text:p>
          <text:list text:continue-numbering="true">
            <text:list-item>
              <text:p text:style-name="P116">These are unilaterally determined by the employer and can be incorporated into the contract if employees formally acknowledge this in writing.</text:p>
            </text:list-item>
          </text:list>
        </text:list-item>
        <text:list-item>
          <text:p text:style-name="P117"><text:span text:style-name="T118">Custom and practice</text:span></text:p>
          <text:list text:continue-numbering="true">
            <text:list-item>
              <text:p text:style-name="P119">Before the requirement to provide written particulars, custom and practice defined the employment contract provided it was ‘reasonalbe, certain and notorious’. <text:s/></text:p>
            </text:list-item>
            <text:list-item>
              <text:p text:style-name="P120">Reasonable means<text:s/>it fits with norms in the industry</text:p>
            </text:list-item>
            <text:list-item>
              <text:p text:style-name="P121">Certain means it can be defined precisely<text:s/></text:p>
            </text:list-item>
            <text:list-item>
              <text:p text:style-name="P122">Notorious means it is well known by those to whom it relates.</text:p>
            </text:list-item>
          </text:list>
        </text:list-item>
        <text:list-item>
          <text:p text:style-name="P123"><text:span text:style-name="T124">Statutes</text:span></text:p>
          <text:list text:continue-numbering="true">
            <text:list-item>
              <text:p text:style-name="P125">These are terms parliament has decreed will be put into all contracts of employment and given that employment legislation regarding employer worker relations has expanded considerably over last 30 years these cover just about every aspect of the employment relationship. <text:s/>Example is minimum wage.</text:p>
            </text:list-item>
          </text:list>
        </text:list-item>
      </text:list>
      <text:p text:style-name="P126">Collective Rights At work</text:p>
      <text:list text:style-name="LFO8" text:continue-numbering="true">
        <text:list-item>
          <text:p text:style-name="P127">For many years public policy encouraged<text:s/>the support and development of collective bargaining and emphasised voluntarism.</text:p>
        </text:list-item>
        <text:list-item>
          <text:p text:style-name="P128">Conservative gov during 80s and 90s gradually eroded collectivism in order to enhance individual freedom, protect employers from union action and improve efficiency and competitiveness. <text:s/>Included restrictions on union recognition, strikes and picketing.</text:p>
        </text:list-item>
        <text:list-item>
          <text:p text:style-name="P129">Public policy promoted partnership as a sensible and cooperateive way forward for employers and workers.</text:p>
        </text:list-item>
        <text:list-item>
          <text:p text:style-name="P130">In are of collective rights, use of the law is never easy and there are<text:s/>concerns that employers who are hostile to recognition can find ways to undermine the unions case.</text:p>
        </text:list-item>
        <text:list-item>
          <text:p text:style-name="P131">Dismissal of strikers has been made easier by laws prohibiting individuals dismissed during a lawful dispute from claiming unfair dismissal if all strikers<text:s/>at a workplace had been dismissed and none had been re engaged within three months.</text:p>
        </text:list-item>
        <text:list-item>
          <text:p text:style-name="P132">Have to have ballots, wording important, makes it harder for trade unions to organise strikes and easier for employers to counter them.</text:p>
        </text:list-item>
        <text:list-item>
          <text:p text:style-name="P133">Employer has to provide info<text:s/>andconsult with workers or their representatives on issues such as the future development of the org, any threats to future employment, and any substantial changes in work organisation or contractual reltions.</text:p>
        </text:list-item>
      </text:list>
      <text:p text:style-name="P134">The institutional framework for hrm</text:p>
      <text:p text:style-name="P135"/>
      <text:p text:style-name="P136">Trade unions and the trades union congress (TUC)</text:p>
      <text:list text:style-name="LFO9" text:continue-numbering="true">
        <text:list-item>
          <text:p text:style-name="P137">British trade union movement, 200 years, helped to shape hr practice also through its influence on employment law and gov policy.</text:p>
        </text:list-item>
        <text:list-item>
          <text:p text:style-name="P138">Some non union employers have introduced superior terms and conditions of employment primarily to prevent unions from gaining a foothold.</text:p>
        </text:list-item>
        <text:list-item>
          <text:p text:style-name="P139">Trade unions can be categorised in two ways, craft, general and industrial, or open and closed.</text:p>
        </text:list-item>
        <text:list-item>
          <text:p text:style-name="P140">In past union for craftsmen, to defend their crafts. <text:s/>Led to unskilled and semi skilled to form their own bodies.</text:p>
        </text:list-item>
        <text:list-item>
          <text:p text:style-name="P141">Industrial unions formed to represent all workers in a particular industry or secotr such as coal mining or railway.</text:p>
        </text:list-item>
        <text:list-item>
          <text:p text:style-name="P142">Alternative classification open and closed has benefit of focusing on recruitment methods and the extent to which unions seek to<text:s/>expand or restrict membership;</text:p>
        </text:list-item>
        <text:list-item>
          <text:p text:style-name="P143">Closed unions include those originally formed for craft workers or in some industries but technological change accelerated meregers of what were once closed unions</text:p>
        </text:list-item>
        <text:list-item>
          <text:p text:style-name="P144">The open unions seek to expand membership in order to increase their strength and influence.</text:p>
        </text:list-item>
        <text:list-item>
          <text:p text:style-name="P145">Number of unions declined consistently from 1400 in 1920 to 163 in 2010 and membership is now 7.3 m compared to 13.2 in 1979</text:p>
        </text:list-item>
        <text:list-item>
          <text:p text:style-name="P146">Membership is higher in public sector.</text:p>
        </text:list-item>
        <text:list-item>
          <text:p text:style-name="P147">Nearly two thirds of union members work in public sector and<text:s/>union density is <text:s/>highest for pros and the most highly educated-teachers nurses</text:p>
        </text:list-item>
        <text:list-item>
          <text:p text:style-name="P148">Membership become more concentrated, and 10 largest unions account for 78% of members, yet half of all unions have less than 1000 members.</text:p>
        </text:list-item>
        <text:list-item>
          <text:p text:style-name="P149">Britain only one main union confederation the tuc.</text:p>
        </text:list-item>
        <text:list-item>
          <text:p text:style-name="P150">Tuc primary role is to lobby governments.</text:p>
        </text:list-item>
      </text:list>
      <text:p text:style-name="P151">Employers association and the confederation of british industry (CBI)</text:p>
      <text:list text:style-name="LFO10" text:continue-numbering="true">
        <text:list-item>
          <text:p text:style-name="P152">Org of employrs have history just as long as trade union, but their prominence and influence has also declined.</text:p>
        </text:list-item>
        <text:list-item>
          <text:p text:style-name="P153">Members have declined.</text:p>
        </text:list-item>
        <text:list-item>
          <text:p text:style-name="P154">Employers association differ widely in their size, structure and organisation and can be categorised into three broad groups. <text:s/></text:p>
        </text:list-item>
        <text:list-item>
          <text:p text:style-name="P155">First, national associations or federations with local branches or affiliates, such as national farmers union.</text:p>
        </text:list-item>
        <text:list-item>
          <text:p text:style-name="P156">Second, specialist bodies that represent a distinct segment of an industry such as in printing.</text:p>
        </text:list-item>
        <text:list-item>
          <text:p text:style-name="P157">Third, small local associations.</text:p>
        </text:list-item>
        <text:list-item>
          <text:p text:style-name="P158">Historically employers associations played a key part in shaping employment relations in Britain.</text:p>
        </text:list-item>
        <text:list-item>
          <text:p text:style-name="P159">Elevated the determination of basic wages, hours and other employment conditions beyond the level of individual companies.</text:p>
        </text:list-item>
        <text:list-item>
          <text:p text:style-name="P160">Employers associations have traditionally provided four major services to members:</text:p>
          <text:list text:continue-numbering="true">
            <text:list-item>
              <text:p text:style-name="P161">Collective bargaining with trade unions – role central for many years, still important. <text:s/>In <text:s/>a small number of industries agreements are comprehensive in scope and coverage, specifying wage rates and other terms.</text:p>
            </text:list-item>
            <text:list-item>
              <text:p text:style-name="P162">Assisting in the resolution of disputes- <text:s/>this is where employers associations and trade unions agree to abide by joint grievance, disputes, and disciplinary procedures if there is a failure to agree . <text:s/>major purpose is to allow for an independent view.</text:p>
            </text:list-item>
            <text:list-item>
              <text:p text:style-name="P163">Providing general advice to members- can range from seminars for member companies on the impact of new legislation through to informal<text:s/>assistance in the event of a query.</text:p>
            </text:list-item>
            <text:list-item>
              <text:p text:style-name="P164">Representing members views-takes two forms, first employers associations act as a pressure group for employers generally, both in relation to national gov and with the eu commission. <text:s/>Second employers association also provide specialist represntatnion for member firms at employemtn tribunals, although some employers now prefer to use lawyers or consultants instead.</text:p>
            </text:list-item>
          </text:list>
        </text:list-item>
      </text:list>
      <text:p text:style-name="P165">The Advisory, conciliation and arbitration service (ACAS)</text:p>
      <text:list text:style-name="LFO11" text:continue-numbering="true">
        <text:list-item>
          <text:p text:style-name="P166">Third party involvement through activities such as<text:s/>conciliation and arbitration were provided mainly by the state until acas was set up in 1975, bringing together duties previously handled by gov departments.</text:p>
        </text:list-item>
        <text:list-item>
          <text:p text:style-name="P167">Tripartiate boyd, members from employers orgs,employees orgs and independent members such as lawyers and acedemics.</text:p>
        </text:list-item>
        <text:list-item>
          <text:p text:style-name="P168">Acas independent of gov, seen as vital in maintaining its rep as a genuine third party agency which can help resolve problems at work both of a collective and an individual nature.</text:p>
        </text:list-item>
        <text:list-item>
          <text:p text:style-name="P169">Its services cover 6 main areas:</text:p>
          <text:list text:continue-numbering="true">
            <text:list-item>
              <text:p text:style-name="P170">Conciliation</text:p>
            </text:list-item>
            <text:list-item>
              <text:p text:style-name="P171">Artibration- done by independent experst who investigate the issue and make an award that the parties agree to accept in advance.</text:p>
            </text:list-item>
            <text:list-item>
              <text:p text:style-name="P172">Building better employment relations-helps to prevent problems</text:p>
            </text:list-item>
            <text:list-item>
              <text:p text:style-name="P173">Settling complaints about employee rights-also conciliates in employment tribunal cases.</text:p>
            </text:list-item>
            <text:list-item>
              <text:p text:style-name="P174">Providing impartial info and advice</text:p>
            </text:list-item>
            <text:list-item>
              <text:p text:style-name="P175">Promoting good practice, advice and business solutions.</text:p>
            </text:list-item>
          </text:list>
        </text:list-item>
      </text:list>
      <text:p text:style-name="P176">The Central Arbitration committee (CAC) and other bodies</text:p>
      <text:list text:style-name="LFO12" text:continue-numbering="true">
        <text:list-item>
          <text:p text:style-name="P177">Like acas, the cac is not subject to ministerial direction.</text:p>
        </text:list-item>
        <text:list-item>
          <text:p text:style-name="P178">It is a permanent<text:s/>independent body with statutory powers to resolve disputes .</text:p>
        </text:list-item>
        <text:list-item>
          <text:p text:style-name="P179">The importance of its role cannon be estimated soley from the small number of cases with which it deals but from its influence on employers nad employees in reaching settlements regarding union recognition that may not otherwise be achieved.</text:p>
        </text:list-item>
        <text:list-item>
          <text:p text:style-name="P180">Equality and human rights commission- monitors human rights.</text:p>
        </text:list-item>
        <text:list-item>
          <text:p text:style-name="P181">Health and safety executive HSE – independent watch dog for work related health safety and illness issues.</text:p>
        </text:list-item>
      </text:list>
      <text:p text:style-name="P182">Conclusion</text:p>
      <text:list text:style-name="LFO13" text:continue-numbering="true">
        <text:list-item>
          <text:p text:style-name="P183">Employers do not have free rein in determining their hr practices due to the role played by wide range of institutions .</text:p>
        </text:list-item>
        <text:list-item>
          <text:p text:style-name="P184">Equally eu and uk law provides a framework within which employers operate, both in terms of ensuring compliance and in shaping good employment practice.</text:p>
        </text:list-item>
        <text:list-item>
          <text:p text:style-name="P185">While keeping wages or conditions at or below minimum levels may appear to save costs, as an hr strategy it can store up problems in terms of recruitment, training and involvement or indeed persuading staff to work harder.</text:p>
        </text:list-item>
        <text:list-item>
          <text:p text:style-name="P186">All these forces shape the employment relationship and the types of hr practice that employers adopthttps://www.youtube.com/watch?v=_zPlr-o-YEQ</text:p>
        </text:list-item>
      </text:list>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01T16:51:00Z</meta:creation-date>
    <dc:date>2015-02-06T20:20:00Z</dc:date>
    <meta:template xlink:href="Normal" xlink:type="simple"/>
    <meta:editing-cycles>9</meta:editing-cycles>
    <meta:editing-duration>PT16080S</meta:editing-duration>
    <meta:document-statistic meta:page-count="1" meta:paragraph-count="41" meta:word-count="3131" meta:character-count="20943" meta:row-count="148" meta:non-whitespace-character-count="17853"/>
  </office:meta>
</office:document-meta>
</file>